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stroke="solid" draw:stroke-dash="Double_20_Dash" svg:stroke-width="0.05cm" svg:stroke-color="#000000" draw:marker-start-width="0.29cm" draw:marker-end-width="0.29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5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6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.92cm" fo:min-width="0cm" fo:padding-top="0.14cm" fo:padding-bottom="0.14cm" fo:padding-left="0.265cm" fo:padding-right="0.265cm"/>
    </style:style>
    <style:style style:name="gr7" style:family="graphic" style:parent-style-name="standard">
      <style:graphic-properties draw:stroke="dash" draw:stroke-dash="Double_20_Dash_20__28_Rounded_29_" svg:stroke-width="0.03cm" svg:stroke-color="#000000" draw:marker-start-width="0.25cm" draw:marker-end-width="0.25cm" svg:stroke-linecap="round" draw:fill="none" draw:textarea-horizontal-align="justify" draw:textarea-vertical-align="middle" draw:auto-grow-height="false" fo:min-height="4.02cm" fo:min-width="4.07cm" fo:padding-top="0.14cm" fo:padding-bottom="0.14cm" fo:padding-left="0.265cm" fo:padding-right="0.265cm"/>
    </style:style>
    <style:style style:name="gr8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9" style:family="graphic" style:parent-style-name="objectwithoutfill">
      <style:graphic-properties svg:stroke-width="0.03cm" svg:stroke-color="#000000" draw:marker-start-width="0.25cm" draw:marker-end="Linienspitzen_20_3" draw:marker-end-width="0.1cm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98cm" svg:y1="8.4cm" svg:x2="6.12cm" svg:y2="8.4cm">
          <text:p/>
        </draw:line>
        <draw:custom-shape draw:style-name="gr2" draw:text-style-name="P2" draw:layer="layout" svg:width="0.2cm" svg:height="0.2cm" svg:x="1.751cm" svg:y="5.11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15cm" svg:y1="13cm" svg:x2="6.15cm" svg:y2="1.1cm">
          <text:p/>
        </draw:line>
        <draw:line draw:style-name="gr3" draw:text-style-name="P1" draw:layer="layout" svg:x1="4cm" svg:y1="5.21cm" svg:x2="4cm" svg:y2="8.41cm">
          <text:p/>
        </draw:line>
        <draw:frame draw:style-name="gr4" draw:text-style-name="P3" draw:layer="layout" svg:width="0.749cm" svg:height="0.725cm" svg:x="6.101cm" svg:y="10.263cm">
          <draw:text-box>
            <text:p><text:span text:style-name="T1">E</text:span></text:p>
          </draw:text-box>
        </draw:frame>
        <draw:frame draw:style-name="gr4" draw:text-style-name="P3" draw:layer="layout" svg:width="0.7cm" svg:height="0.725cm" svg:x="1.45cm" svg:y="4.5cm">
          <draw:text-box>
            <text:p><text:span text:style-name="T1">B</text:span></text:p>
          </draw:text-box>
        </draw:frame>
        <draw:custom-shape draw:style-name="gr2" draw:text-style-name="P2" draw:layer="layout" svg:width="0.2cm" svg:height="0.2cm" svg:x="6.051cm" svg:y="0.9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2§latex§$(U_{A})$§svg§600§TRUE§</svg:desc>
          <draw:g>
            <draw:path draw:style-name="gr5" draw:text-style-name="P4" draw:layer="layout" svg:width="0.096cm" svg:height="0.419cm" svg:x="8.629cm" svg:y="5.043cm" svg:viewBox="0 0 97 420" svg:d="M97 415c0-1 0-1-7-8-52-54-66-133-66-198 0-73 17-146 68-197 5-6 5-6 5-7 0-4-1-5-4-5-4 0-41 29-67 83-21 45-26 92-26 126s5 84 28 132c25 52 61 79 65 79 3 0 4-1 4-5z">
              <text:p/>
            </draw:path>
            <draw:path draw:style-name="gr5" draw:text-style-name="P4" draw:layer="layout" svg:width="0.291cm" svg:height="0.295cm" svg:x="8.779cm" svg:y="5.072cm" svg:viewBox="0 0 292 296" svg:d="M240 44c3-18 12-30 45-31 1 0 7-1 7-8 0-1 0-5-6-5-13 0-28 1-43 1-14 0-30-1-43-1-2 0-8 0-8 8 0 5 4 5 8 5 24 0 29 9 29 18 0 1-1 7-1 8-13 51-26 101-39 151-14 55-62 92-104 92-29 0-51-18-51-55 1-10 0-14 4-32 14-54 27-108 41-163 4-15 4-19 35-19 11 0 14 0 14-8 0-5-5-5-6-5-12 0-42 1-54 1s-42-1-54-1c-3 0-8 0-8 8 0 5 4 5 12 5 1 0 8 0 16 0 8 1 12 1 12 7 0 3-5 21-8 30-3 13-6 25-9 37-4 16-24 96-25 103-4 12-4 18-4 25 0 51 38 81 83 81 52 0 105-48 119-103 13-50 25-99 38-149z">
              <text:p/>
            </draw:path>
            <draw:path draw:style-name="gr5" draw:text-style-name="P4" draw:layer="layout" svg:width="0.221cm" svg:height="0.208cm" svg:x="9.055cm" svg:y="5.212cm" svg:viewBox="0 0 222 209" svg:d="M43 174c-9 16-19 23-37 25-2 0-6 0-6 6 0 3 2 4 4 4 7 0 18-1 25-1 9 0 21 1 30 1 2 0 6 0 6-7 0-3-4-3-5-3-2 0-13-2-13-9 0-3 3-9 5-12 8-12 15-24 23-36 28 0 56 0 84 0 3 17 5 33 8 49-2 3-4 8-21 8-3 0-7 0-7 6 0 1 0 4 5 4 8 0 29-1 37-1 6 0 12 0 18 0 5 0 11 1 17 1 3 0 6-2 6-6s-4-4-9-4c-17 0-18-3-19-10-8-60-17-120-25-181-1-7-2-8-7-8-6 0-7 2-11 6-36 56-72 112-108 168zM83 132c20-32 40-64 61-96 5 32 9 64 14 96-25 0-50 0-75 0z">
              <text:p/>
            </draw:path>
            <draw:path draw:style-name="gr5" draw:text-style-name="P4" draw:layer="layout" svg:width="0.097cm" svg:height="0.419cm" svg:x="9.336cm" svg:y="5.043cm" svg:viewBox="0 0 98 420" svg:d="M98 209c0-32-5-82-27-130-25-51-63-79-66-79s-5 2-5 5c0 1 0 1 8 9 41 41 65 108 65 195 0 72-15 146-67 199-6 6-6 6-6 7 0 3 2 5 5 5s42-29 67-82c21-46 26-93 26-129z">
              <text:p/>
            </draw:path>
          </draw:g>
        </draw:g>
        <draw:g>
          <svg:title>TexMaths</svg:title>
          <svg:desc>12§latex§$R_{\mathrm{C}}$§svg§600§TRUE§</svg:desc>
          <draw:g>
            <draw:path draw:style-name="gr5" draw:text-style-name="P4" draw:layer="layout" svg:width="0.299cm" svg:height="0.294cm" svg:x="6.529cm" svg:y="3.144cm" svg:viewBox="0 0 300 295" svg:d="M140 29c3-10 4-15 11-16 5 0 18 0 26 0 30 0 77 0 77 42 0 14-7 43-24 59-11 12-32 25-71 25-15 0-31 0-46 0 9-37 18-74 27-110zM200 143c42-8 92-38 92-80 0-36-37-63-92-63-40 0-80 0-120 0-8 0-12 0-12 8 0 5 4 5 11 5 1 0 10 0 17 1 7 0 11 2 11 6 0 3 0 4-2 9-18 75-37 150-56 224-5 17-5 21-38 21-7 0-11 0-11 8 0 4 3 3 5 4 12 0 42-1 54-1 11 0 40 1 52 1 4 0 9 0 9-9 0-3-4-3-12-3-16 0-27 0-27-9 0-2 0-4 2-7 9-37 18-74 27-111 17 0 33 0 49 0 39 0 47 24 47 38 0 7-3 19-6 29-3 12-7 28-7 36 0 45 50 45 56 45 36 0 51-42 51-48 0-4-4-3-5-4-5 0-5 2-6 6-11 30-29 37-39 37-13 0-16-9-16-25 0-14 2-35 4-48 0-6 2-13 2-19 0-33-28-46-40-51z">
              <text:p/>
            </draw:path>
            <draw:path draw:style-name="gr5" draw:text-style-name="P4" draw:layer="layout" svg:width="0.198cm" svg:height="0.211cm" svg:x="6.85cm" svg:y="3.287cm" svg:viewBox="0 0 199 212" svg:d="M199 7c0-5 0-7-5-7-1 0-2 0-5 4-5 7-10 14-15 21-12-12-33-25-61-25-61 0-113 47-113 105 0 60 53 107 113 107 52 0 86-40 86-75 0-3 0-5-5-5-2 0-5 0-6 3-1 48-42 66-71 66-31 0-85-19-85-96 0-79 57-95 84-95 30 0 65 20 72 70 0 4 4 4 5 4 6 0 6-3 6-9 0-22 0-45 0-68z">
              <text:p/>
            </draw:path>
          </draw:g>
        </draw:g>
        <draw:custom-shape draw:style-name="gr6" draw:text-style-name="P5" draw:layer="layout" svg:width="0.5cm" svg:height="1.2cm" svg:x="5.9cm" svg:y="2.7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(U_{E})$§svg§600§TRUE§</svg:desc>
          <draw:g>
            <draw:path draw:style-name="gr5" draw:text-style-name="P4" draw:layer="layout" svg:width="0.096cm" svg:height="0.419cm" svg:x="0.727cm" svg:y="5.041cm" svg:viewBox="0 0 97 420" svg:d="M97 415c0-1 0-1-7-8-52-54-66-133-66-198 0-73 17-146 68-197 5-6 5-6 5-7 0-4-1-5-4-5-4 0-41 29-67 83-21 45-26 92-26 126s5 84 28 132c25 52 61 79 65 79 3 0 4-1 4-5z">
              <text:p/>
            </draw:path>
            <draw:path draw:style-name="gr5" draw:text-style-name="P4" draw:layer="layout" svg:width="0.29cm" svg:height="0.295cm" svg:x="0.877cm" svg:y="5.07cm" svg:viewBox="0 0 291 296" svg:d="M240 44c3-18 11-30 44-31 2 0 7-1 7-8 0-1 0-5-5-5-14 0-28 1-43 1-14 0-30-1-43-1-3 0-8 0-8 8 0 5 5 5 8 5 24 0 28 9 28 18 0 1 0 7-1 8-13 51-25 101-38 151-14 55-63 92-105 92-28 0-50-18-50-55 1-10 0-14 3-32 14-54 27-108 41-163 5-15 5-19 36-19 11 0 14 0 14-8 0-5-5-5-6-5-12 0-42 1-54 1s-42-1-54-1c-3 0-8 0-8 8 0 5 4 5 12 5 1 0 8 0 16 0 8 1 12 1 12 7 0 3-5 21-8 30-3 13-6 25-9 37-4 16-24 96-25 103-4 12-4 18-4 25 0 51 38 81 83 81 52 0 105-48 118-103 13-50 26-99 39-149z">
              <text:p/>
            </draw:path>
            <draw:path draw:style-name="gr5" draw:text-style-name="P4" draw:layer="layout" svg:width="0.227cm" svg:height="0.199cm" svg:x="1.156cm" svg:y="5.219cm" svg:viewBox="0 0 228 200" svg:d="M213 132c2-4 1-4 2-5 0-3-2-5-5-5-1 0-3 0-4 1 0 1 0 1-3 9-20 43-35 57-83 57-17 0-34 0-50 0-9 0-9 0-9-3 1-2 0-2 1-6 7-26 13-52 20-78 11 0 22 0 33 0 23 0 26 3 26 13 0 3-1 8-2 13-1 2-1 2-1 4 2 1 1 3 6 3 3 0 3-1 5-6 5-21 11-43 16-64 2-4 2-4 2-5 0-3-3-4-6-4-4 0-4 1-6 7-6 23-15 28-40 28-10 0-21 0-31 0 6-24 12-47 18-71 2-8 2-9 15-9 16 0 32 0 48 0 39 0 48 8 48 33 0 9-1 17-1 18 0 3 1 6 5 6 5 0 5-3 5-8 2-17 4-34 6-52 1-8-1-8-9-8-54 0-108 0-161 0-6 0-10 0-10 6 0 5 2 5 10 5 4 0 6 0 10 0 6 1 8 1 8 5 0 2-2 4-2 6-13 51-26 102-39 154-3 11-3 13-25 13-6 0-10 0-10 6 0 5 4 5 10 5 55 0 110 0 165 0 8 0 8 0 11-6 9-21 18-42 27-62z">
              <text:p/>
            </draw:path>
            <draw:path draw:style-name="gr5" draw:text-style-name="P4" draw:layer="layout" svg:width="0.097cm" svg:height="0.419cm" svg:x="1.444cm" svg:y="5.041cm" svg:viewBox="0 0 98 420" svg:d="M98 209c0-32-5-82-27-130-25-51-63-79-66-79s-5 2-5 5c0 1 0 1 8 9 41 41 65 108 65 195 0 72-15 146-67 199-6 6-6 6-6 7 0 3 2 5 5 5s42-29 67-82c21-46 26-93 26-129z">
              <text:p/>
            </draw:path>
          </draw:g>
        </draw:g>
        <draw:custom-shape draw:style-name="gr2" draw:text-style-name="P2" draw:layer="layout" svg:width="0.2cm" svg:height="0.2cm" svg:x="6.051cm" svg:y="12.91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2§latex§$r_{\mathrm{C}}$§svg§600§TRUE§</svg:desc>
          <draw:g>
            <draw:path draw:style-name="gr5" draw:text-style-name="P4" draw:layer="layout" svg:width="0.17cm" svg:height="0.188cm" svg:x="6.522cm" svg:y="6.845cm" svg:viewBox="0 0 171 189" svg:d="M25 160c-1 6-3 15-3 18 0 7 6 11 12 11 4 0 11-3 15-11 1-3 16-59 17-67 3-13 11-43 13-54 2-6 13-25 24-34 3-3 15-13 33-13 11 0 17 4 18 4-13 3-22 12-22 23 0 7 5 14 16 14 12 0 23-9 23-24s-13-27-35-27c-27 0-45 20-53 32-4-19-18-32-39-32-19 0-27 17-31 24-7 14-13 39-13 40 0 4 3 3 5 4 5 0 5 0 7-10 7-29 16-48 31-48 7 0 13 2 13 19 0 8-1 13-7 34-8 32-16 65-24 97z">
              <text:p/>
            </draw:path>
            <draw:path draw:style-name="gr5" draw:text-style-name="P4" draw:layer="layout" svg:width="0.198cm" svg:height="0.21cm" svg:x="6.719cm" svg:y="6.887cm" svg:viewBox="0 0 199 211" svg:d="M199 7c0-5 0-7-4-7-1 0-4 0-6 4-5 7-10 14-16 21-11-12-32-25-59-25-63 0-114 48-114 105 0 60 53 106 114 106 51 0 85-38 85-74 0-3 0-6-5-6-3 0-5 0-5 4-2 48-43 65-72 65-31 0-85-19-85-94 0-80 57-95 84-95 30 0 65 19 72 69 1 4 3 4 6 4 5 0 5-2 5-8 0-23 0-46 0-69z">
              <text:p/>
            </draw:path>
          </draw:g>
        </draw:g>
        <draw:custom-shape draw:style-name="gr6" draw:text-style-name="P5" draw:layer="layout" svg:width="0.5cm" svg:height="1.2cm" svg:x="5.893cm" svg:y="6.3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_{\mathrm{E}}$§svg§600§TRUE§</svg:desc>
          <draw:g>
            <draw:path draw:style-name="gr5" draw:text-style-name="P4" draw:layer="layout" svg:width="0.298cm" svg:height="0.294cm" svg:x="6.516cm" svg:y="11.645cm" svg:viewBox="0 0 299 295" svg:d="M140 29c3-10 4-15 11-16 5 0 18 0 26 0 30 0 77 0 77 42 0 14-7 43-24 59-11 12-32 25-71 25-15 0-31 0-46 0 9-37 18-74 27-110zM200 143c42-8 92-38 92-80 0-36-37-63-92-63-40 0-80 0-120 0-8 0-12 0-12 8 0 5 4 5 11 5 1 0 10 0 17 1 7 0 11 2 11 6 0 3 0 4-2 9-18 75-37 150-56 224-5 17-5 20-38 20-7 0-11 0-11 8 0 5 3 3 5 5 12 0 42-1 54-1 11 0 40 1 52 1 4 0 9 0 9-9 0-4-4-4-12-4-16 0-27 0-27-8 0-2 0-4 2-7 9-37 18-74 27-111 17 0 33 0 49 0 39 0 47 24 47 38 0 7-4 19-6 29-4 12-7 28-7 36 0 45 50 45 56 45 35 0 50-42 50-48 0-4-3-3-4-4-5 0-5 2-6 4-11 32-29 39-39 39-13 0-16-9-16-25 0-14 2-35 4-48 0-6 2-15 2-19 0-33-28-46-40-51z">
              <text:p/>
            </draw:path>
            <draw:path draw:style-name="gr5" draw:text-style-name="P4" draw:layer="layout" svg:width="0.197cm" svg:height="0.199cm" svg:x="6.833cm" svg:y="11.794cm" svg:viewBox="0 0 198 200" svg:d="M198 122c-4 0-8 0-11 0-7 44-14 67-68 67-16 0-32 0-47 0-13 0-13-2-13-12 0-25 0-50 0-75 9 0 19 0 28 0 30 0 35 8 35 33 3 0 7 0 10 0 0-26 0-53 0-79-3 0-7 0-10 0 0 26-5 35-35 35-9 0-19 0-28 0 0-23 0-46 0-68 0-10 0-12 13-12 15 0 29 0 44 0 48 0 57 15 62 57 4 0 7 0 10 0-3-23-6-45-8-68-60 0-120 0-180 0 0 4 0 7 0 11 2 0 5 0 7 0 23 0 23 3 23 13 0 51 0 101 0 152 0 9 0 13-23 13-2 0-5 0-7 0 0 3 0 7 0 11 61 0 123 0 184 0 5-26 9-52 14-78z">
              <text:p/>
            </draw:path>
          </draw:g>
        </draw:g>
        <draw:custom-shape draw:style-name="gr6" draw:text-style-name="P5" draw:layer="layout" svg:width="0.5cm" svg:height="1.2cm" svg:x="5.886cm" svg:y="11.2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.903cm" svg:y1="5.2cm" svg:x2="4.023cm" svg:y2="5.2cm">
          <text:p/>
        </draw:line>
        <draw:g>
          <svg:title>TexMaths</svg:title>
          <svg:desc>12§latex§$r_{\mathrm{B}}$§svg§600§TRUE§</svg:desc>
          <draw:g>
            <draw:path draw:style-name="gr5" draw:text-style-name="P4" draw:layer="layout" svg:width="0.17cm" svg:height="0.188cm" svg:x="4.38cm" svg:y="6.845cm" svg:viewBox="0 0 171 189" svg:d="M25 160c-1 6-3 15-3 18 0 7 6 11 11 11s12-3 16-11c1-3 14-59 17-67 3-13 11-43 13-54 2-6 13-25 24-34 3-3 15-13 33-13 11 0 17 4 18 4-13 3-22 12-22 23 0 7 5 14 16 14 12 0 23-9 23-24s-13-27-35-27c-27 0-45 20-53 32-4-19-20-32-39-32s-27 17-31 24c-7 14-13 39-13 40 0 4 3 3 5 4 5 0 5 0 7-10 7-29 16-48 31-48 7 0 13 2 13 19 0 8-1 13-7 34-8 32-16 65-24 97z">
              <text:p/>
            </draw:path>
            <draw:path draw:style-name="gr5" draw:text-style-name="P4" draw:layer="layout" svg:width="0.195cm" svg:height="0.198cm" svg:x="4.575cm" svg:y="6.893cm" svg:viewBox="0 0 196 199" svg:d="M0 0c0 4 0 7 0 11 2 0 5 0 7 0 23 0 23 2 23 13 0 50 0 101 0 151 0 10 0 14-23 14-2 0-5 0-7 0 0 3 0 7 0 10 41 0 83 0 124 0 42 0 72-26 72-53 0-25-26-47-62-51 30-6 54-23 54-46 0-26-31-49-72-49-39 0-77 0-116 0zM56 92c0-24 0-47 0-71 0-8 0-10 15-10 14 0 28 0 43 0 28 0 44 20 44 38 0 21-19 43-54 43-16 0-32 0-48 0zM71 189c-15 0-15-3-15-11 0-26 0-52 0-78 21 0 42 0 62 0 31 0 48 25 48 46s-19 43-52 43c-15 0-29 0-43 0z">
              <text:p/>
            </draw:path>
          </draw:g>
        </draw:g>
        <draw:custom-shape draw:style-name="gr6" draw:text-style-name="P5" draw:layer="layout" svg:width="0.5cm" svg:height="1.2cm" svg:x="3.75cm" svg:y="6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8.208cm" svg:y="5.11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7cm" svg:height="0.725cm" svg:x="7.9cm" svg:y="4.502cm">
          <draw:text-box>
            <text:p><text:span text:style-name="T1">C</text:span></text:p>
          </draw:text-box>
        </draw:frame>
        <draw:line draw:style-name="gr1" draw:text-style-name="P1" draw:layer="layout" svg:x1="6.16cm" svg:y1="5.202cm" svg:x2="8.26cm" svg:y2="5.202cm">
          <text:p/>
        </draw:line>
        <draw:custom-shape draw:style-name="gr2" draw:text-style-name="P2" draw:layer="layout" svg:width="0.2cm" svg:height="0.2cm" svg:x="6.051cm" svg:y="10.51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4.6cm" svg:height="4.3cm" svg:x="3.25cm" svg:y="4.95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5cm" svg:height="0.75cm" svg:x="3.15cm" svg:y="8.6cm">
          <draw:text-box>
            <text:p><text:span text:style-name="T1">Transistor</text:span></text:p>
          </draw:text-box>
        </draw:frame>
        <draw:g>
          <svg:title>TexMaths</svg:title>
          <svg:desc>12§latex§$I_{\mathrm{C}}$§svg§600§TRUE§</svg:desc>
          <draw:g>
            <draw:path draw:style-name="gr5" draw:text-style-name="P4" draw:layer="layout" svg:width="0.193cm" svg:height="0.285cm" svg:x="6.393cm" svg:y="9.594cm" svg:viewBox="0 0 194 286" svg:d="M142 32c4-15 5-19 39-19 11 0 13 0 13-8 0-5-4-5-6-5-12 0-43 1-55 1-13 0-43-1-56-1-3 0-9 0-9 8 0 5 4 5 12 5 18 0 29 0 29 9 0 1 0 2-1 5-19 76-38 151-57 226-3 16-4 21-38 21-9 0-13 0-13 8 0 4 5 4 6 4 12 0 43-2 55-2 13 0 44 2 56 2 4 0 9 0 9-7 0-5-4-5-12-5-9 0-10 0-18-1-10-2-11-3-11-8 0-3 1-7 1-9 19-75 38-149 56-224z">
              <text:p/>
            </draw:path>
            <draw:path draw:style-name="gr5" draw:text-style-name="P4" draw:layer="layout" svg:width="0.198cm" svg:height="0.211cm" svg:x="6.583cm" svg:y="9.737cm" svg:viewBox="0 0 199 212" svg:d="M199 7c0-5 0-7-4-7-1 0-3 0-6 2-5 8-10 16-15 23-12-12-33-25-60-25-63 0-114 47-114 105 0 60 53 107 114 107 51 0 85-39 85-75 0-3 0-6-5-6-2 0-5 0-5 4-2 48-43 66-72 66-31 0-85-19-85-96 0-79 57-95 84-95 30 0 65 20 72 70 1 4 4 4 6 4 5 0 5-3 5-9 0-22 0-45 0-68z">
              <text:p/>
            </draw:path>
          </draw:g>
        </draw:g>
        <draw:line draw:style-name="gr9" draw:text-style-name="P1" draw:layer="layout" svg:x1="6.285cm" svg:y1="9.433cm" svg:x2="6.285cm" svg:y2="10.141cm">
          <text:p/>
        </draw:line>
        <draw:g>
          <svg:title>TexMaths</svg:title>
          <svg:desc>12§latex§$I_{\mathrm{B}}$§svg§600§TRUE§</svg:desc>
          <draw:g>
            <draw:path draw:style-name="gr5" draw:text-style-name="P4" draw:layer="layout" svg:width="0.193cm" svg:height="0.285cm" svg:x="2.457cm" svg:y="4.494cm" svg:viewBox="0 0 194 286" svg:d="M142 32c4-15 5-19 39-19 10 0 13 0 13-8 0-5-4-5-6-5-12 0-43 1-55 1-13 0-43-1-56-1-3 0-9 0-9 8 0 5 4 5 12 5 18 0 29 0 29 9 0 1 0 2-1 5-19 76-38 151-57 226-3 16-4 21-38 21-9 0-13 0-13 8 0 4 5 4 6 4 12 0 43-2 55-2 13 0 44 2 56 2 4 0 9 0 9-8 0-4-4-4-12-4-9 0-10 0-18-1-10-2-11-3-11-8 0-3 0-7 1-9 19-75 38-149 56-224z">
              <text:p/>
            </draw:path>
            <draw:path draw:style-name="gr5" draw:text-style-name="P4" draw:layer="layout" svg:width="0.195cm" svg:height="0.2cm" svg:x="2.645cm" svg:y="4.642cm" svg:viewBox="0 0 196 201" svg:d="M0 0c0 4 0 7 0 11 2 0 5 0 7 0 23 0 23 3 23 13 0 51 0 102 0 153 0 9 0 13-23 13-2 0-5 0-7 0 0 4 0 7 0 11 41 0 83 0 124 0 42 0 72-26 72-54 0-25-26-47-62-51 29-5 54-23 54-46 0-26-31-50-72-50-39 0-77 0-116 0zM56 92c0-23 0-46 0-69 0-10 0-12 15-12 14 0 28 0 43 0 28 0 44 21 44 39 0 22-19 42-54 42-16 0-32 0-48 0zM71 190c-15 0-15-2-15-11 0-26 0-52 0-79 21 0 42 0 62 0 32 0 48 25 48 47s-20 43-52 43c-15 0-29 0-43 0z">
              <text:p/>
            </draw:path>
          </draw:g>
        </draw:g>
        <draw:line draw:style-name="gr9" draw:text-style-name="P1" draw:layer="layout" svg:x1="2.296cm" svg:y1="5.04cm" svg:x2="3.004cm" svg:y2="5.04cm">
          <text:p/>
        </draw:line>
        <draw:g>
          <svg:title>TexMaths</svg:title>
          <svg:desc>12§latex§$I_{\mathrm{C}}$§svg§600§TRUE§</svg:desc>
          <draw:g>
            <draw:path draw:style-name="gr5" draw:text-style-name="P4" draw:layer="layout" svg:width="0.193cm" svg:height="0.285cm" svg:x="6.392cm" svg:y="4.293cm" svg:viewBox="0 0 194 286" svg:d="M142 32c4-15 5-19 39-19 11 0 13 0 13-8 0-5-4-5-6-5-12 0-43 1-55 1-13 0-43-1-56-1-3 0-9 0-9 8 0 5 4 5 12 5 18 0 29 0 29 9 0 1 0 2-1 5-19 76-38 151-57 226-3 16-4 21-38 21-9 0-13 0-13 8 0 4 5 4 6 4 12 0 43-2 55-2 13 0 44 2 56 2 4 0 9 0 9-7 0-5-4-5-12-5-9 0-10 0-18-1-10-2-11-3-11-8 0-3 1-7 1-9 19-75 38-149 56-224z">
              <text:p/>
            </draw:path>
            <draw:path draw:style-name="gr5" draw:text-style-name="P4" draw:layer="layout" svg:width="0.198cm" svg:height="0.211cm" svg:x="6.582cm" svg:y="4.436cm" svg:viewBox="0 0 199 212" svg:d="M199 7c0-5 0-7-4-7-1 0-3 0-6 2-5 8-10 16-15 23-12-12-33-25-60-25-63 0-114 47-114 105 0 60 53 107 114 107 51 0 85-39 85-75 0-3 0-6-5-6-2 0-5 0-5 4-2 48-43 66-72 66-31 0-85-19-85-96 0-79 57-95 84-95 30 0 65 20 72 70 1 4 4 4 6 4 5 0 5-3 5-9 0-22 0-45 0-68z">
              <text:p/>
            </draw:path>
          </draw:g>
        </draw:g>
        <draw:line draw:style-name="gr9" draw:text-style-name="P1" draw:layer="layout" svg:x1="6.285cm" svg:y1="4.133cm" svg:x2="6.285cm" svg:y2="4.841cm">
          <text:p/>
        </draw:line>
        <draw:g>
          <svg:title>TexMaths</svg:title>
          <svg:desc>12§latex§$I_{\mathrm{C}} = \beta\,I_{\mathrm{B}}$§svg§600§TRUE§</svg:desc>
          <draw:g>
            <draw:path draw:style-name="gr5" draw:text-style-name="P4" draw:layer="layout" svg:width="0.194cm" svg:height="0.286cm" svg:x="0.857cm" svg:y="11.65cm" svg:viewBox="0 0 195 287" svg:d="M144 32c3-14 5-19 38-19 10 0 13 0 13-8 0-5-4-5-7-5-12 0-43 1-55 1s-43-1-56-1c-3 0-9 0-9 8 0 5 5 5 12 5 18 0 29 0 29 9 0 2 0 2 0 6-19 75-38 150-57 226-4 15-5 20-39 20-9 0-13 0-13 8 0 5 5 5 6 5 13 0 43-1 55-1 13 0 45 1 56 1 4 0 10 0 10-8 0-5-4-5-13-5-7 0-10 0-18-1-10-1-11-3-11-7s1-6 1-10c20-75 39-149 58-224z">
              <text:p/>
            </draw:path>
            <draw:path draw:style-name="gr5" draw:text-style-name="P4" draw:layer="layout" svg:width="0.197cm" svg:height="0.211cm" svg:x="1.049cm" svg:y="11.793cm" svg:viewBox="0 0 198 212" svg:d="M198 7c0-5 0-7-4-7-1 0-2 0-5 4-5 7-10 14-15 21-13-12-33-25-61-25-63 0-113 48-113 105 0 60 52 107 113 107 51 0 85-39 85-74 0-4 0-6-5-6-1 0-5 0-5 3-2 48-42 66-72 66-31 0-85-19-85-95 0-80 58-95 85-95 29 0 64 19 72 69 0 4 3 4 5 4 5 0 5-1 5-7 0-24 0-47 0-70z">
              <text:p/>
            </draw:path>
            <draw:path draw:style-name="gr5" draw:text-style-name="P4" draw:layer="layout" svg:width="0.278cm" svg:height="0.097cm" svg:x="1.43cm" svg:y="11.782cm" svg:viewBox="0 0 279 98" svg:d="M265 17c7 0 14 0 14-9 0-8-7-8-13-8-84 0-168 0-253 0-6 0-13 0-13 8 0 9 7 9 14 9 84 0 167 0 251 0zM266 98c6 0 13 0 13-8 0-9-7-9-14-9-84 0-167 0-251 0-7 0-14 0-14 9 0 8 7 8 13 8 85 0 169 0 253 0z">
              <text:p/>
            </draw:path>
            <draw:path draw:style-name="gr5" draw:text-style-name="P4" draw:layer="layout" svg:width="0.229cm" svg:height="0.377cm" svg:x="1.863cm" svg:y="11.64cm" svg:viewBox="0 0 230 378" svg:d="M230 57c0-31-24-57-57-57-24 0-36 7-52 18-23 17-45 57-54 90-22 88-45 177-67 265 0 3 3 5 6 5s4-1 5-2c9-39 19-78 29-116 8 25 26 40 57 40s62-14 82-32c20-20 33-47 33-78 0-30-15-51-31-62 25-14 49-41 49-71zM153 127c-4 2-9 3-19 3-6 0-14 0-19-1 1-5 17-3 20-3 10 0 14 0 18 1zM206 48c0 30-15 60-38 73-11-5-19-5-33-5-8 0-32-1-32 13 0 12 22 11 30 11 16 0 22-1 34-6 16 16 18 29 19 48 1 24-10 55-22 72-15 22-44 38-68 38-32 0-48-25-48-55 0-4 0-10 2-18 9-36 18-71 27-107 9-35 39-102 90-102 25 0 39 13 39 38z">
              <text:p/>
            </draw:path>
            <draw:path draw:style-name="gr5" draw:text-style-name="P4" draw:layer="layout" svg:width="0.194cm" svg:height="0.286cm" svg:x="2.195cm" svg:y="11.65cm" svg:viewBox="0 0 195 287" svg:d="M144 32c3-14 5-19 38-19 10 0 13 0 13-8 0-5-4-5-6-5-12 0-43 1-56 1-12 0-43-1-55-1-4 0-8 0-8 8 0 5 3 5 10 5 18 0 30 0 30 9 0 2 0 2-1 6-19 75-37 150-56 226-5 15-6 20-39 20-9 0-14 0-14 8 0 5 6 5 7 5 12 0 42-1 55-1 12 0 44 1 57 1 3 0 8 0 8-8 0-5-4-5-13-5-7 0-10 0-18-1s-11-3-11-7 1-6 3-10c18-75 37-149 56-224z">
              <text:p/>
            </draw:path>
            <draw:path draw:style-name="gr5" draw:text-style-name="P4" draw:layer="layout" svg:width="0.196cm" svg:height="0.199cm" svg:x="2.384cm" svg:y="11.799cm" svg:viewBox="0 0 197 200" svg:d="M0 0c0 4 0 7 0 11 2 0 4 0 6 0 23 0 24 2 24 13 0 51 0 101 0 152 0 11-1 14-24 14-2 0-4 0-6 0 0 3 0 7 0 10 42 0 83 0 125 0 40 0 72-25 72-54 0-25-27-47-63-50 29-6 53-24 53-47 0-26-30-49-72-49-38 0-77 0-115 0zM56 92c0-23 0-47 0-70 0-9 0-11 14-11s29 0 44 0c29 0 44 20 44 38 0 22-20 43-54 43-16 0-32 0-48 0zM70 190c-14 0-14-2-14-12 0-26 0-52 0-77 21 0 42 0 63 0 31 0 46 25 46 45 0 22-19 44-51 44-15 0-30 0-44 0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3" draw:display-name="Linienspitzen 3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5-23T11:13:56.094435778</dc:date>
    <meta:editing-duration>PT21H9M54S</meta:editing-duration>
    <meta:editing-cycles>62</meta:editing-cycles>
    <meta:generator>LibreOffice/7.3.7.2$Linux_X86_64 LibreOffice_project/30$Build-2</meta:generator>
    <meta:document-statistic meta:object-count="70"/>
  </office:meta>
</office:document-meta>
</file>